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5.947cm" fo:margin-left="0.004cm" fo:margin-right="0.049cm" style:page-number="0" table:align="margins" style:writing-mode="lr-tb"/>
    </style:style>
    <style:style style:name="Tableau1.A" style:family="table-column">
      <style:table-column-properties style:column-width="8.045cm" style:rel-column-width="33061*"/>
    </style:style>
    <style:style style:name="Tableau1.B" style:family="table-column">
      <style:table-column-properties style:column-width="7.902cm" style:rel-column-width="32474*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5" style:family="table-row">
      <style:table-row-properties style:min-row-height="0.452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7" style:family="table-row">
      <style:table-row-properties style:row-height="0.519cm" style:keep-together="false" fo:keep-together="always"/>
    </style:style>
    <style:style style:name="Tableau1.8" style:family="table-row">
      <style:table-row-properties style:row-height="0.46cm" style:keep-together="false" fo:keep-together="always"/>
    </style:style>
    <style:style style:name="P1" style:family="paragraph" style:parent-style-name="Standard">
      <style:paragraph-properties fo:line-height="0.388cm"/>
      <style:text-properties fo:font-size="8pt" style:font-size-asian="8pt"/>
    </style:style>
    <style:style style:name="P2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3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line-height="0.388cm" style:snap-to-layout-grid="false"/>
    </style:style>
    <style:style style:name="P6" style:family="paragraph" style:parent-style-name="Standard">
      <style:paragraph-properties fo:line-height="0.459cm" style:snap-to-layout-grid="false"/>
      <style:text-properties fo:text-transform="capitalize" fo:font-weight="normal" style:font-weight-asian="normal" style:font-weight-complex="normal"/>
    </style:style>
    <style:style style:name="P7" style:family="paragraph" style:parent-style-name="Standard">
      <style:paragraph-properties fo:line-height="0.459cm" style:snap-to-layout-grid="false"/>
      <style:text-properties fo:text-transform="capitalize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paragraph-properties fo:line-height="0.3cm" style:snap-to-layout-grid="false"/>
    </style:style>
    <style:style style:name="P10" style:family="paragraph" style:parent-style-name="Prénom_20_NOM">
      <style:text-properties fo:font-weight="bold" style:font-weight-asian="bold" style:font-weight-complex="bold"/>
    </style:style>
    <style:style style:name="P11" style:family="paragraph" style:parent-style-name="Header">
      <style:paragraph-properties style:snap-to-layout-grid="false">
        <style:tab-stops/>
      </style:paragraph-properties>
    </style:style>
    <style:style style:name="P12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3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14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text-align="justify" style:justify-single-word="false"/>
      <style:text-properties style:font-name-complex="Arial" style:font-size-complex="11pt"/>
    </style:style>
    <style:style style:name="P19" style:family="paragraph" style:parent-style-name="Standard" style:list-style-name="WW8Num1">
      <style:paragraph-properties fo:margin-left="2.501cm" fo:margin-right="0cm" fo:line-height="100%" fo:text-align="justify" style:justify-single-word="false" fo:text-indent="-1cm" style:auto-text-indent="false">
        <style:tab-stops>
          <style:tab-stop style:position="1.501cm"/>
        </style:tab-stops>
      </style:paragraph-properties>
    </style:style>
    <style:style style:name="P20" style:family="paragraph" style:parent-style-name="Footnote">
      <style:paragraph-properties fo:text-align="justify" style:justify-single-word="false"/>
    </style:style>
    <style:style style:name="P21" style:family="paragraph" style:parent-style-name="Footnote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22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P23" style:family="paragraph" style:parent-style-name="Prénom_20_NOM">
      <style:text-properties fo:font-weight="normal" style:font-weight-asian="normal" style:font-weight-complex="normal"/>
    </style:style>
    <style:style style:name="P24" style:family="paragraph" style:parent-style-name="Text_20_body" style:master-page-name="First_20_Page">
      <style:paragraph-properties style:page-number="auto"/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8pt" fo:language="zxx" fo:country="none" style:font-size-asian="8pt" style:language-asian="zxx" style:country-asian="none"/>
    </style:style>
    <style:style style:name="T2" style:family="text">
      <style:text-properties fo:language="zxx" fo:country="none" style:language-asian="zxx" style:country-asian="none"/>
    </style:style>
    <style:style style:name="T3" style:family="text">
      <style:text-properties fo:text-transform="capitalize" style:font-name="Arial" fo:language="zxx" fo:country="none" style:language-asian="zxx" style:country-asian="none"/>
    </style:style>
    <style:style style:name="T4" style:family="text">
      <style:text-properties fo:text-transform="capitalize" fo:color="#000000" style:font-name="Arial" fo:font-weight="normal" style:font-name-asian="Times New Roman" style:font-size-asian="11pt" style:font-weight-asian="normal" style:font-name-complex="Arial" style:font-size-complex="11pt" style:font-weight-complex="normal"/>
    </style:style>
    <style:style style:name="T5" style:family="text">
      <style:text-properties style:font-name="Arial"/>
    </style:style>
    <style:style style:name="T6" style:family="text">
      <style:text-properties style:font-name="Arial" fo:font-size="11pt" style:font-size-asian="11pt" style:font-name-complex="Arial" style:font-size-complex="11pt"/>
    </style:style>
    <style:style style:name="T7" style:family="text">
      <style:text-properties style:font-name="Arial" fo:font-size="9pt" style:font-size-asian="9pt" style:font-name-complex="Arial" style:font-size-complex="9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name-complex="Arial" style:font-size-complex="11pt"/>
    </style:style>
    <style:style style:name="T10" style:family="text">
      <style:text-properties style:font-name-complex="Arial"/>
    </style:style>
    <style:style style:name="T11" style:family="text">
      <style:text-properties style:font-name-complex="Arial" style:font-size-complex="11pt"/>
    </style:style>
    <style:style style:name="T12" style:family="text">
      <style:text-properties fo:color="#000000"/>
    </style:style>
    <style:style style:name="T13" style:family="text">
      <style:text-properties style:use-window-font-color="true" style:font-name="Arial" fo:font-size="11pt" style:font-size-asian="11pt" style:font-size-complex="11pt"/>
    </style:style>
    <style:style style:name="T14" style:family="text">
      <style:text-properties fo:color="#0000ff"/>
    </style:style>
    <style:style style:name="T15" style:family="text">
      <style:text-properties style:text-position="super 58%" style:font-name="Arial" fo:font-size="9pt" style:font-size-asian="9pt" style:font-name-complex="Arial" style:font-size-complex="9pt"/>
    </style:style>
    <number:number-style style:name="N0">
      <number:number number:min-integer-digits="1"/>
    </number:number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lib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nomcom"/>
        <text:user-field-decl office:value-type="string" office:string-value="" text:name="passagecommissionep_impressionconvocation"/>
        <text:user-field-decl office:value-type="string" office:string-value="" text:name="dossierep_nonrespectsanctionep93_origine"/>
        <text:user-field-decl office:value-type="string" office:string-value="" text:name="dossierep_nonrespectsanctionep93_contratinsertion_structurereferente_lib_struc"/>
        <text:user-field-decl office:value-type="string" office:string-value="" text:name="dossierep_nonrespectsanctionep93_contratinsertion_structurereferente_num_voie"/>
        <text:user-field-decl office:value-type="string" office:string-value="" text:name="dossierep_nonrespectsanctionep93_contratinsertion_structurereferente_type_voie"/>
        <text:user-field-decl office:value-type="string" office:string-value="" text:name="dossierep_nonrespectsanctionep93_contratinsertion_structurereferente_nom_voie"/>
        <text:user-field-decl office:value-type="string" office:string-value="" text:name="dossierep_nonrespectsanctionep93_contratinsertion_structurereferente_code_postal"/>
        <text:user-field-decl office:value-type="string" office:string-value="" text:name="dossierep_nonrespectsanctionep93_contratinsertion_structurereferente_ville"/>
        <text:user-field-decl office:value-type="string" office:string-value="" text:name="dossierep_nonrespectsanctionep93_orientstruct_structurereferente_lib_struc"/>
        <text:user-field-decl office:value-type="string" office:string-value="" text:name="dossierep_nonrespectsanctionep93_orientstruct_structurereferente_num_voie"/>
        <text:user-field-decl office:value-type="string" office:string-value="" text:name="dossierep_nonrespectsanctionep93_orientstruct_structurereferente_type_voie"/>
        <text:user-field-decl office:value-type="string" office:string-value="" text:name="dossierep_nonrespectsanctionep93_orientstruct_structurereferente_nom_voie"/>
        <text:user-field-decl office:value-type="string" office:string-value="" text:name="dossierep_nonrespectsanctionep93_orientstruct_structurereferente_code_postal"/>
        <text:user-field-decl office:value-type="string" office:string-value="" text:name="dossierep_nonrespectsanctionep93_orientstruct_structurereferente_ville"/>
        <text:user-field-decl office:value-type="string" office:string-value="" text:name="dossierep_nonrespectsanctionep93_historiqueetatpe_orientstruct_structurereferente_lib_struc"/>
        <text:user-field-decl office:value-type="string" office:string-value="" text:name="dossierep_nonrespectsanctionep93_historiqueetatpe_orientstruct_structurereferente_num_voie"/>
        <text:user-field-decl office:value-type="string" office:string-value="" text:name="dossierep_nonrespectsanctionep93_historiqueetatpe_orientstruct_structurereferente_type_voie"/>
        <text:user-field-decl office:value-type="string" office:string-value="" text:name="dossierep_nonrespectsanctionep93_historiqueetatpe_orientstruct_structurereferente_nom_voie"/>
        <text:user-field-decl office:value-type="string" office:string-value="" text:name="dossierep_nonrespectsanctionep93_historiqueetatpe_orientstruct_structurereferente_code_postal"/>
        <text:user-field-decl office:value-type="string" office:string-value="" text:name="dossierep_nonrespectsanctionep93_historiqueetatpe_orientstruct_structurereferente_ville"/>
        <text:user-field-decl office:value-type="string" office:string-value="" text:name="dossierep_nonrespectsanctionep93_propopdo_structurereferente_lib_struc"/>
        <text:user-field-decl office:value-type="string" office:string-value="" text:name="dossierep_nonrespectsanctionep93_propopdo_structurereferente_num_voie"/>
        <text:user-field-decl office:value-type="string" office:string-value="" text:name="dossierep_nonrespectsanctionep93_propopdo_structurereferente_type_voie"/>
        <text:user-field-decl office:value-type="string" office:string-value="" text:name="dossierep_nonrespectsanctionep93_propopdo_structurereferente_nom_voie"/>
        <text:user-field-decl office:value-type="string" office:string-value="" text:name="dossierep_nonrespectsanctionep93_propopdo_structurereferente_code_postal"/>
        <text:user-field-decl office:value-type="string" office:string-value="" text:name="dossierep_nonrespectsanctionep93_propopdo_structurereferente_ville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float" office:value="0" text:name="decisionnonrespectsanctionep93_0_datefinsursis"/>
        <text:user-field-decl office:value-type="string" office:string-value="" text:name="dossierep_personne_dossier_matricule"/>
        <text:user-field-decl office:value-type="float" office:value="0" text:name="user_nom"/>
        <text:user-field-decl office:value-type="float" office:value="0" text:name="user_prenom"/>
        <text:user-field-decl office:value-type="float" office:value="0" text:name="user_numtel"/>
        <text:user-field-decl office:value-type="float" office:value="0" text:name="relancenonrespectsanctionep93_dateimpression"/>
        <text:user-field-decl office:value-type="float" office:value="0" text:name="dossierep_personne_foyer_dossier_matricule"/>
        <text:user-field-decl office:value-type="string" office:string-value="" text:name="decisionnonrespectsanctionep93_0_user_prenom"/>
        <text:user-field-decl office:value-type="float" office:value="0" text:name="decisionnonrespectsanctionep93_0_user_nom"/>
        <text:user-field-decl office:value-type="float" office:value="0" text:name="decisionnonrespectsanctionep93_0_user_numtel"/>
        <text:user-field-decl office:value-type="string" office:string-value="" text:name="dossierep_nonrespectsanctionep93_relancenonrespectsanctionep93_0_dateimpression"/>
        <text:user-field-decl office:value-type="string" office:string-value="" text:name="dossierep_nonrespectsanctionep93_relancenonrespectsanctionep93_1_dateimpression"/>
        <text:user-field-decl office:value-type="float" office:value="0" text:name="commissionep_dateseance"/>
        <text:user-field-decl office:value-type="float" office:value="0" text:name="decisionreorientationep93_0_structurereferente_lib_struc"/>
        <text:user-field-decl office:value-type="float" office:value="0" text:name="decisionreorientationep93_0_structurereferente_num_voie"/>
        <text:user-field-decl office:value-type="float" office:value="0" text:name="decisionreorientationep93_0_structurereferente_type_voie"/>
        <text:user-field-decl office:value-type="float" office:value="0" text:name="decisionreorientationep93_0_structurereferente_nom_voie"/>
        <text:user-field-decl office:value-type="float" office:value="0" text:name="decisionreorientationep93_0_structurereferente_code_postal"/>
        <text:user-field-decl office:value-type="float" office:value="0" text:name="decisionreorientationep93_0_structurereferente_ville"/>
        <text:user-field-decl office:value-type="float" office:value="0" text:name="decisionreorientationep93_0_structurereferente_numtel"/>
        <text:user-field-decl office:value-type="string" office:string-value="" text:name="personne_qual"/>
      </text:user-field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4">Benjamin Voisin</text:p>
            <text:p text:style-name="P14">Chef du Service de l'Insertion</text:p>
            <text:p text:style-name="P13">et de la Solidarité</text:p>
          </table:table-cell>
          <table:table-cell table:style-name="Tableau1.A1" office:value-type="string">
            <text:p text:style-name="P8"/>
          </table:table-cell>
        </table:table-row>
        <table:table-row table:style-name="Tableau1.2">
          <table:table-cell table:style-name="Tableau1.A1" table:number-columns-spanned="2" office:value-type="string">
            <text:p text:style-name="P9"/>
          </table:table-cell>
          <table:covered-table-cell/>
        </table:table-row>
        <table:table-row table:style-name="Tableau1.3">
          <table:table-cell table:style-name="Tableau1.A1" office:value-type="string">
            <text:p text:style-name="P11"/>
          </table:table-cell>
          <table:table-cell table:style-name="Tableau1.A1" table:number-rows-spanned="4" office:value-type="string">
            <text:p text:style-name="P7"><text:span text:style-name="T8"><text:user-field-get text:name="dossierep_personne_qual"/></text:span><text:span text:style-name="T8"> </text:span><text:span text:style-name="T8"><text:user-field-get text:name="dossierep_personne_prenom"/></text:span><text:span text:style-name="T8"> </text:span><text:span text:style-name="T8"><text:user-field-get text:name="dossierep_personne_nom"/></text:span></text:p>
            <text:p text:style-name="P6"><text:user-field-get text:name="dossierep_personne_foyer_adressefoyer_0_adresse_numvoie"/> <text:user-field-get text:name="dossierep_personne_foyer_adressefoyer_0_adresse_libtypevoie"/> <text:user-field-get text:name="dossierep_personne_foyer_adressefoyer_0_adresse_nomvoie"/></text:p>
            <text:p text:style-name="P6"><text:user-field-get text:name="dossierep_personne_foyer_adressefoyer_0_adresse_codepos"/> <text:user-field-get text:name="dossierep_personne_foyer_adressefoyer_0_adresse_nomcom"/></text:p>
          </table:table-cell>
        </table:table-row>
        <table:table-row table:style-name="Tableau1.4">
          <table:table-cell table:style-name="Tableau1.A1" office:value-type="string">
            <text:p text:style-name="P5"><text:bookmark-start text:name="__Fieldmark__40_891390114"/><text:span text:style-name="T1">Réf. : </text:span><text:bookmark-end text:name="__Fieldmark__40_891390114"/><text:bookmark-start text:name="__Fieldmark__52_891390114"/><text:span text:style-name="T1">DPAS/SIS/BADA/SUSPENSION/HP/KL/201</text:span>1</text:p>
            <text:p text:style-name="P1"><text:bookmark-end text:name="__Fieldmark__52_891390114"/><text:s text:c="10"/>Matricule CAF : <text:user-field-get style:data-style-name="N0" text:name="dossierep_personne_foyer_dossier_matricule">0</text:user-field-get></text:p>
          </table:table-cell>
          <table:covered-table-cell/>
        </table:table-row>
        <table:table-row table:style-name="Tableau1.5">
          <table:table-cell table:style-name="Tableau1.A1" office:value-type="string">
            <text:p text:style-name="P2"><text:bookmark-start text:name="__Fieldmark__60_891390114"/><text:span text:style-name="T2">Affaire suivie par : </text:span><text:bookmark-end text:name="__Fieldmark__60_891390114"/><text:span text:style-name="T3"><text:user-field-get text:name="decisionnonrespectsanctionep93_0_user_prenom"/></text:span><text:span text:style-name="T3"> </text:span><text:span text:style-name="T3"><text:user-field-get style:data-style-name="N0" text:name="decisionnonrespectsanctionep93_0_user_nom">0</text:user-field-get></text:span><text:span text:style-name="T3"> </text:span></text:p>
          </table:table-cell>
          <table:covered-table-cell/>
        </table:table-row>
        <table:table-row table:style-name="Tableau1.6">
          <table:table-cell table:style-name="Tableau1.A1" office:value-type="string">
            <text:p text:style-name="P3"><text:bookmark-start text:name="__Fieldmark__69_891390114"/>Tél. : <text:bookmark-end text:name="__Fieldmark__69_891390114"/><text:span text:style-name="T5"><text:user-field-get style:data-style-name="N0" text:name="decisionnonrespectsanctionep93_0_user_numtel">0</text:user-field-get></text:span></text:p>
          </table:table-cell>
          <table:covered-table-cell/>
        </table:table-row>
        <table:table-row table:style-name="Tableau1.7">
          <table:table-cell table:style-name="Tableau1.A1" table:number-columns-spanned="2" office:value-type="string">
            <text:p text:style-name="P12"/>
          </table:table-cell>
          <table:covered-table-cell/>
        </table:table-row>
        <table:table-row table:style-name="Tableau1.8">
          <table:table-cell table:style-name="Tableau1.A1" table:number-columns-spanned="2" office:value-type="string">
            <text:h text:style-name="P22" text:outline-level="4">Bobigny, le <text:date style:data-style-name="N76" text:date-value="2011-10-18T14:21:42.21">18 octobre 2011</text:date></text:h>
          </table:table-cell>
          <table:covered-table-cell/>
        </table:table-row>
      </table:table>
      <text:p text:style-name="P4"/>
      <text:p text:style-name="P4"/>
      <text:p text:style-name="P4"/>
      <text:p text:style-name="P4"><text:user-field-get text:name="dossierep_personne_qual"/>,</text:p>
      <text:p text:style-name="P4"/>
      <text:p text:style-name="P4">En tant que bénéficiaire du Revenu de Solidarité Active (RSA), vous devez être <text:conditional-text text:condition="ooow:dossierep_personne_qual =&quot;Monsieur&quot;" text:string-value-if-true="accompagné" text:string-value-if-false="accompagnée">accompagné</text:conditional-text><text:span text:style-name="T14">,</text:span> dans votre parcours d’insertion, par un service référent unique.</text:p>
      <text:p text:style-name="P4"/>
      <text:p text:style-name="P4">L’Equipe Pluridisciplinaire, lors de sa réunion du <text:user-field-get style:data-style-name="N0" text:name="commissionep_dateseance">0</text:user-field-get><text:span text:style-name="T14">, </text:span>a examiné votre situation, et afin de répondre au mieux à vos besoins, le Président du Conseil général a<text:span text:style-name="T14"> </text:span>décidé de vous orienter vers un nouveau service référent.</text:p>
      <text:p text:style-name="P4"/>
      <text:p text:style-name="P4"><text:span text:style-name="T11">A compter de ce jour, votre service référent est </text:span><text:span text:style-name="T9">Pôle Emploi</text:span><text:span text:style-name="T11">.</text:span></text:p>
      <text:p text:style-name="P18"/>
      <text:p text:style-name="P18">Avec l’aide de ce service, vous devrez définir la suite de votre parcours d’insertion et signer un Projet Personnalisé d’Accès à l’Emploi (PPAE).</text:p>
      <text:list xml:id="list34276631" text:style-name="WW8Num1">
        <text:list-item>
          <text:p text:style-name="P19"><text:span text:style-name="T11">Si vous êtes déjà inscrit(e) à Pôle Emploi, appelez le 39 49</text:span><text:span text:style-name="Footnote_20_Symbol"><text:span text:style-name="T11"><text:note text:id="ftn1" text:note-class="footnote"><text:note-citation>1</text:note-citation><text:note-body><text:p text:style-name="P20"><text:span text:style-name="T6"><text:s/></text:span><text:span text:style-name="T7">Selon le service, gratuit ou 0,11 € TTC maximum l'appel, hors éventuel surcoût de l'opérateur, voir conditions sur </text:span><text:a xlink:type="simple" xlink:href="http://www.pole-emploi.fr/"><text:span text:style-name="Internet_20_link"><text:span text:style-name="T7">www.pole-emploi.fr</text:span></text:span></text:a></text:p></text:note-body></text:note></text:span></text:span><text:span text:style-name="T11"> afin de convenir d’un rendez-vous avec votre conseiller.</text:span></text:p>
        </text:list-item>
        <text:list-item>
          <text:p text:style-name="P19"><text:span text:style-name="T11">Si vous n’êtes pas inscrit(e) à Pôle Emploi, inscrivez-vous sur le site </text:span><text:a xlink:type="simple" xlink:href="http://www.poleemploi.fr/"><text:span text:style-name="Internet_20_link"><text:span text:style-name="T11">www.pole-emploi.fr</text:span></text:span></text:a><text:span text:style-name="T11"> ou en appelant le 39 49</text:span><text:span text:style-name="Footnote_20_Symbol"><text:span text:style-name="T11"><text:note text:id="ftn2" text:note-class="footnote"><text:note-citation text:label="1">1</text:note-citation><text:note-body><text:p text:style-name="P21"/></text:note-body></text:note></text:span></text:span><text:span text:style-name="T11">.</text:span></text:p>
        </text:list-item>
      </text:list>
      <text:p text:style-name="P18"/>
      <text:p text:style-name="P4"><text:span text:style-name="T11">La loi</text:span><text:span text:style-name="Footnote_20_Symbol"><text:span text:style-name="T11"><text:note text:id="ftn3" text:note-class="footnote"><text:note-citation>2</text:note-citation><text:note-body><text:p text:style-name="Footnote"><text:span text:style-name="T7"><text:s text:c="2"/>Selon l’article L262-37 de la Loi n° 2008-1249 du 1</text:span><text:span text:style-name="T15">er</text:span><text:span text:style-name="T7"> décembre 2008</text:span></text:p></text:note-body></text:note></text:span></text:span><text:span text:style-name="T11"> prévoit que si vous ne respectez pas cette obligation le versement de votre allocation pourra être suspendu.</text:span></text:p>
      <text:p text:style-name="P18"/>
      <text:p text:style-name="P4"><text:span text:style-name="T10">Je vous prie d’agréer, </text:span><text:span text:style-name="T10"><text:user-field-get text:name="dossierep_personne_qual"/></text:span><text:span text:style-name="T10">, l’expression de mes salutations distinguées.</text:span></text:p>
      <text:p text:style-name="Texte_20_de_20_saisie"/>
      <text:p text:style-name="Texte_20_de_20_saisie"/>
      <text:p text:style-name="P23">Pour le Président du Conseil général</text:p>
      <text:p text:style-name="P23">et par délégation,</text:p>
      <text:p text:style-name="P23"/>
      <text:p text:style-name="P23"/>
      <text:p text:style-name="P23"/>
      <text:p text:style-name="P10">Benjamin Vois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2cm" fo:margin-bottom="2.501cm" fo:margin-left="3cm" fo:margin-right="2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5-10T15:19:00</meta:creation-date>
    <dc:creator>Julien Mille</dc:creator>
    <dc:date>2011-10-18T14:21:42.17</dc:date>
    <meta:print-date>2011-03-28T11:59:00</meta:print-date>
    <meta:editing-cycles>65</meta:editing-cycles>
    <meta:editing-duration>PT06H23M16S</meta:editing-duration>
    <meta:generator>OpenOffice.org/3.2$Win32 OpenOffice.org_project/320m12$Build-9483</meta:generator>
    <meta:document-statistic meta:table-count="1" meta:image-count="0" meta:object-count="0" meta:page-count="1" meta:paragraph-count="25" meta:word-count="241" meta:character-count="1479"/>
    <meta:user-defined meta:name="Info 1"/>
    <meta:user-defined meta:name="Info 2"/>
    <meta:user-defined meta:name="Info 3"/>
    <meta:user-defined meta:name="Info 4"/>
  </office:meta>
</office:document-meta>
</file>